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0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 style:data-style-name="N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10M00S" calcext:value-type="time">
            <text:p>00:10:00</text:p>
          </table:table-cell>
          <table:table-cell table:style-name="ce20" table:formula="of:=[.E2]-[.I2]" office:value-type="time" office:time-value="PT00H07M40S" calcext:value-type="time">
            <text:p>00:07:40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10M00S" calcext:value-type="time">
            <text:p>00:10:00</text:p>
          </table:table-cell>
          <table:table-cell table:style-name="ce16" office:value-type="time" office:time-value="PT00H05M20S" calcext:value-type="time">
            <text:p>00:05:20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3]/([.F3]+[.G3])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10M00S" calcext:value-type="time">
            <text:p>00:10:00</text:p>
          </table:table-cell>
          <table:table-cell table:style-name="ce20" table:formula="of:=[.E4]-[.I4]" office:value-type="time" office:time-value="PT00H08M35S" calcext:value-type="time">
            <text:p>00:08:35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10M00S" calcext:value-type="time">
            <text:p>00:10:00</text:p>
          </table:table-cell>
          <table:table-cell table:style-name="ce20" table:formula="of:=[.E5]-[.I5]" office:value-type="time" office:time-value="PT00H04M10S" calcext:value-type="time">
            <text:p>00:04:10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20M00S" calcext:value-type="time">
            <text:p>00:20:00</text:p>
          </table:table-cell>
          <table:table-cell table:style-name="ce20" table:formula="of:=[.E6]-[.I6]" office:value-type="time" office:time-value="PT00H10M26S" calcext:value-type="time">
            <text:p>00:10:26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20M00S" calcext:value-type="time">
            <text:p>00:20:00</text:p>
          </table:table-cell>
          <table:table-cell table:style-name="ce16" table:formula="of:=SUM([.I7:.J7])" office:value-type="time" office:time-value="PT00H51M50S" calcext:value-type="time">
            <text:p>00:51:50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6" office:value-type="time" office:time-value="PT00H20M00S" calcext:value-type="time">
            <text:p>00:20:00</text:p>
          </table:table-cell>
          <table:table-cell table:style-name="ce20" table:formula="of:=[.E8]-[.I8]" office:value-type="time" office:time-value="PT00H11M42S" calcext:value-type="time">
            <text:p>00:11:42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2" table:formula="of:=([.F8]/([.F8]+[.G8]))" office:value-type="percentage" office:value="1" calcext:value-type="percentage">
            <text:p>100,00 %</text:p>
          </table:table-cell>
          <table:table-cell table:style-name="ce6" office:value-type="time" office:time-value="PT00H08M18S" calcext:value-type="time">
            <text:p>00:08:18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8" table:formula="of:=[.E9]-[.I9]" office:value-type="time" office:time-value="PT00H16M13S" calcext:value-type="time">
            <text:p>00:16:13</text:p>
          </table:table-cell>
          <table:table-cell table:style-name="ce20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6" office:value-type="time" office:time-value="PT00H03M47S" calcext:value-type="time">
            <text:p>00:03:47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8"/>
          <table:table-cell table:style-name="ce20" table:formula="of:=[.E10]-[.F10]" office:value-type="time" office:time-value="PT00H20M00S" calcext:value-type="time">
            <text:p>00:20:00</text:p>
          </table:table-cell>
          <table:table-cell table:formula="of:=([.F10]/([.F10]+[.G10]))" office:value-type="percentage" office:value="0" calcext:value-type="percentage">
            <text:p>0,00 %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1]-[.F11]" office:value-type="time" office:time-value="PT00H20M00S" calcext:value-type="time">
            <text:p>00:20:00</text:p>
          </table:table-cell>
          <table:table-cell table:formula="of:=([.F11]/([.F11]+[.G11]))" office:value-type="percentage" office:value="0" calcext:value-type="percentage">
            <text:p>0,00 %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2]-[.F12]" office:value-type="time" office:time-value="PT00H20M00S" calcext:value-type="time">
            <text:p>00:20:00</text:p>
          </table:table-cell>
          <table:table-cell table:formula="of:=([.F12]/([.F12]+[.G1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13]-[.F13]" office:value-type="time" office:time-value="PT24H20M00S" calcext:value-type="time">
            <text:p>00:20:00</text:p>
          </table:table-cell>
          <table:table-cell table:formula="of:=([.F13]/([.F13]+[.G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14]-[.F14]" office:value-type="time" office:time-value="PT48H20M00S" calcext:value-type="time">
            <text:p>00:20:00</text:p>
          </table:table-cell>
          <table:table-cell table:formula="of:=([.F14]/([.F14]+[.G1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15]-[.F15]" office:value-type="time" office:time-value="PT72H20M00S" calcext:value-type="time">
            <text:p>00:20:00</text:p>
          </table:table-cell>
          <table:table-cell table:formula="of:=([.F15]/([.F15]+[.G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16]-[.F16]" office:value-type="time" office:time-value="PT96H20M00S" calcext:value-type="time">
            <text:p>00:20:00</text:p>
          </table:table-cell>
          <table:table-cell table:formula="of:=([.F16]/([.F16]+[.G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17]-[.F17]" office:value-type="time" office:time-value="PT120H20M00S" calcext:value-type="time">
            <text:p>00:20:00</text:p>
          </table:table-cell>
          <table:table-cell table:formula="of:=([.F17]/([.F17]+[.G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18]-[.F18]" office:value-type="time" office:time-value="PT144H20M00S" calcext:value-type="time">
            <text:p>00:20:00</text:p>
          </table:table-cell>
          <table:table-cell table:formula="of:=([.F18]/([.F18]+[.G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19]-[.F19]" office:value-type="time" office:time-value="PT168H20M00S" calcext:value-type="time">
            <text:p>00:20:00</text:p>
          </table:table-cell>
          <table:table-cell table:formula="of:=([.F19]/([.F19]+[.G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/>
          <table:table-cell table:formula="of:=[.E20]-[.F20]" office:value-type="time" office:time-value="PT192H20M00S" calcext:value-type="time">
            <text:p>00:20:00</text:p>
          </table:table-cell>
          <table:table-cell table:formula="of:=([.F20]/([.F20]+[.G2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/>
          <table:table-cell table:formula="of:=[.E21]-[.F21]" office:value-type="time" office:time-value="PT216H20M00S" calcext:value-type="time">
            <text:p>00:20:00</text:p>
          </table:table-cell>
          <table:table-cell table:formula="of:=([.F21]/([.F21]+[.G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2]-[.F22]" office:value-type="time" office:time-value="PT240H20M00S" calcext:value-type="time">
            <text:p>00:20:00</text:p>
          </table:table-cell>
          <table:table-cell table:formula="of:=([.F22]/([.F22]+[.G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3]-[.F23]" office:value-type="time" office:time-value="PT264H20M00S" calcext:value-type="time">
            <text:p>00:20:00</text:p>
          </table:table-cell>
          <table:table-cell table:formula="of:=([.F23]/([.F23]+[.G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4]-[.F24]" office:value-type="time" office:time-value="PT00H05M00S" calcext:value-type="time">
            <text:p>00:05:00</text:p>
          </table:table-cell>
          <table:table-cell table:formula="of:=([.F24]/([.F24]+[.G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5]-[.F25]" office:value-type="time" office:time-value="PT00H05M00S" calcext:value-type="time">
            <text:p>00:05:00</text:p>
          </table:table-cell>
          <table:table-cell table:formula="of:=([.F25]/([.F25]+[.G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6]-[.F26]" office:value-type="time" office:time-value="PT00H05M00S" calcext:value-type="time">
            <text:p>00:05:00</text:p>
          </table:table-cell>
          <table:table-cell table:formula="of:=([.F26]/([.F26]+[.G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7]-[.F27]" office:value-type="time" office:time-value="PT00H05M00S" calcext:value-type="time">
            <text:p>00:05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8]-[.F28]" office:value-type="time" office:time-value="PT00H20M00S" calcext:value-type="time">
            <text:p>00:20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9]-[.F29]" office:value-type="time" office:time-value="PT00H20M00S" calcext:value-type="time">
            <text:p>00:20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30]-[.F30]" office:value-type="time" office:time-value="PT24H20M00S" calcext:value-type="time">
            <text:p>00:20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1]-[.F31]" office:value-type="time" office:time-value="PT48H20M00S" calcext:value-type="time">
            <text:p>00:20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2]-[.F32]" office:value-type="time" office:time-value="PT72H20M00S" calcext:value-type="time">
            <text:p>00:20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3]-[.F33]" office:value-type="time" office:time-value="PT96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4]-[.F34]" office:value-type="time" office:time-value="PT120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35]-[.F35]" office:value-type="time" office:time-value="PT144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36]-[.F36]" office:value-type="time" office:time-value="PT168H20M00S" calcext:value-type="time">
            <text:p>00:2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37]-[.F37]" office:value-type="time" office:time-value="PT00H30M00S" calcext:value-type="time">
            <text:p>00:30:00</text:p>
          </table:table-cell>
          <table:table-cell table:formula="of:=([.F37]/([.F37]+[.G3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6" table:formula="of:=SUM([.E2:.E37])" office:value-type="time" office:time-value="PT2266H30M00S" calcext:value-type="time">
            <text:p>10:30:00</text:p>
          </table:table-cell>
          <table:table-cell table:style-name="ce6" table:formula="of:=SUM([.F2:.F37])" office:value-type="time" office:time-value="PT01H55M56S" calcext:value-type="time">
            <text:p>01:55:56</text:p>
          </table:table-cell>
          <table:table-cell table:style-name="ce6" table:formula="of:=SUM([.G2:.G37])" office:value-type="time" office:time-value="PT2264H30M00S" calcext:value-type="time">
            <text:p>08:30:00</text:p>
          </table:table-cell>
          <table:table-cell table:formula="of:=([.F40]/([.F40]+[.G40]))" office:value-type="percentage" office:value="0.000852539159687595" calcext:value-type="percentage">
            <text:p>0,09 %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21:31:16.4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22:29:25.651000000</dc:date>
    <meta:editing-duration>PT3H21M4S</meta:editing-duration>
    <meta:editing-cycles>20</meta:editing-cycles>
    <meta:generator>LibreOffice/7.2.4.1$Windows_X86_64 LibreOffice_project/27d75539669ac387bb498e35313b970b7fe9c4f9</meta:generator>
    <meta:document-statistic meta:table-count="1" meta:cell-count="280" meta:object-count="0"/>
  </office:meta>
</office:document-meta>
</file>